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Ubuntu Mono" fo:font-size="10.5pt" officeooo:rsid="00080da8" officeooo:paragraph-rsid="00080da8" style:font-size-asian="10.5pt" style:font-size-complex="10.5pt"/>
    </style:style>
    <style:style style:name="P2" style:family="paragraph" style:parent-style-name="Text_20_body">
      <style:text-properties officeooo:paragraph-rsid="00148fde"/>
    </style:style>
    <style:style style:name="P3" style:family="paragraph" style:parent-style-name="Text_20_body">
      <style:text-properties officeooo:paragraph-rsid="0021be57"/>
    </style:style>
    <style:style style:name="P4" style:family="paragraph" style:parent-style-name="Text_20_body">
      <style:text-properties officeooo:paragraph-rsid="002f31f1"/>
    </style:style>
    <style:style style:name="P5" style:family="paragraph" style:parent-style-name="Text_20_body">
      <style:text-properties fo:font-weight="bold" officeooo:paragraph-rsid="0030dee5" style:font-weight-asian="bold" style:font-weight-complex="bold"/>
    </style:style>
    <style:style style:name="P6" style:family="paragraph" style:parent-style-name="Text_20_body">
      <style:text-properties style:font-name="Arial" fo:font-style="normal" fo:font-weight="bold" officeooo:rsid="002fa3f1" officeooo:paragraph-rsid="002fa3f1" style:font-style-asian="normal" style:font-weight-asian="bold" style:font-style-complex="normal" style:font-weight-complex="bold"/>
    </style:style>
    <style:style style:name="P7" style:family="paragraph" style:parent-style-name="Text_20_body">
      <style:text-properties style:font-name="Arial" fo:font-style="normal" fo:font-weight="normal" officeooo:rsid="0036eaa6" officeooo:paragraph-rsid="0036eaa6" style:font-style-asian="normal" style:font-weight-asian="normal" style:font-style-complex="normal" style:font-weight-complex="normal"/>
    </style:style>
    <style:style style:name="P8" style:family="paragraph" style:parent-style-name="Text_20_body">
      <style:text-properties style:font-name="Arial" fo:font-style="normal" fo:font-weight="normal" officeooo:rsid="0046437b" officeooo:paragraph-rsid="0046437b" style:font-style-asian="normal" style:font-weight-asian="normal" style:font-style-complex="normal" style:font-weight-complex="normal"/>
    </style:style>
    <style:style style:name="P9" style:family="paragraph" style:parent-style-name="Text_20_body">
      <style:text-properties style:font-name="Arial" officeooo:paragraph-rsid="00406894"/>
    </style:style>
    <style:style style:name="P10" style:family="paragraph" style:parent-style-name="Text_20_body">
      <style:text-properties officeooo:paragraph-rsid="004bf978"/>
    </style:style>
    <style:style style:name="P11" style:family="paragraph" style:parent-style-name="Text_20_body">
      <style:text-properties officeooo:paragraph-rsid="004e720c"/>
    </style:style>
    <style:style style:name="P12" style:family="paragraph" style:parent-style-name="Text_20_body">
      <style:text-properties officeooo:paragraph-rsid="004ffb1b"/>
    </style:style>
    <style:style style:name="P13" style:family="paragraph" style:parent-style-name="Text_20_body">
      <style:text-properties officeooo:paragraph-rsid="005fc0d0"/>
    </style:style>
    <style:style style:name="P14" style:family="paragraph" style:parent-style-name="Standard">
      <style:paragraph-properties fo:margin-left="0cm" fo:margin-right="0cm" fo:margin-top="0.4cm" fo:margin-bottom="0cm" style:contextual-spacing="false" fo:line-height="100%" fo:text-indent="0cm" style:auto-text-indent="false"/>
      <style:text-properties style:font-name="Arial" officeooo:paragraph-rsid="004a28d3"/>
    </style:style>
    <style:style style:name="P15" style:family="paragraph" style:parent-style-name="Standard">
      <style:paragraph-properties fo:margin-left="0cm" fo:margin-right="0cm" fo:margin-top="0.4cm" fo:margin-bottom="0cm" style:contextual-spacing="false" fo:line-height="100%" fo:text-indent="0cm" style:auto-text-indent="false"/>
      <style:text-properties style:font-name="Arial" officeooo:paragraph-rsid="0063ac79"/>
    </style:style>
    <style:style style:name="P16" style:family="paragraph" style:parent-style-name="Standard">
      <style:paragraph-properties fo:margin-left="0cm" fo:margin-right="0cm" fo:margin-top="0.4cm" fo:margin-bottom="0cm" style:contextual-spacing="false" fo:line-height="100%" fo:text-indent="0cm" style:auto-text-indent="false"/>
      <style:text-properties style:font-name="Arial" fo:font-style="normal" fo:font-weight="normal" officeooo:rsid="001993c2" officeooo:paragraph-rsid="004a28d3" style:font-style-asian="normal" style:font-weight-asian="normal" style:font-style-complex="normal" style:font-weight-complex="normal"/>
    </style:style>
    <style:style style:name="P17" style:family="paragraph" style:parent-style-name="Text_20_body" style:list-style-name="L1">
      <style:text-properties style:font-name="Arial" officeooo:paragraph-rsid="00181777"/>
    </style:style>
    <style:style style:name="P18" style:family="paragraph" style:parent-style-name="Text_20_body" style:list-style-name="L3">
      <style:text-properties style:font-name="Arial" officeooo:paragraph-rsid="00474d53"/>
    </style:style>
    <style:style style:name="P19" style:family="paragraph" style:parent-style-name="Text_20_body" style:list-style-name="L3">
      <style:text-properties style:font-name="Arial" officeooo:paragraph-rsid="005bc8cc"/>
    </style:style>
    <style:style style:name="P20" style:family="paragraph" style:parent-style-name="Text_20_body" style:list-style-name="L3">
      <style:text-properties style:font-name="Arial" officeooo:paragraph-rsid="005db229"/>
    </style:style>
    <style:style style:name="P21" style:family="paragraph" style:parent-style-name="Text_20_body" style:list-style-name="L3">
      <style:text-properties style:font-name="Arial" officeooo:paragraph-rsid="006946f8"/>
    </style:style>
    <style:style style:name="P22" style:family="paragraph" style:parent-style-name="Text_20_body" style:list-style-name="L3">
      <style:text-properties style:font-name="Arial" fo:font-style="normal" officeooo:paragraph-rsid="00583cee" style:font-style-asian="normal" style:font-style-complex="normal"/>
    </style:style>
    <style:style style:name="P23" style:family="paragraph" style:parent-style-name="Text_20_body" style:list-style-name="L4">
      <style:text-properties style:font-name="Arial" officeooo:paragraph-rsid="00614d2d"/>
    </style:style>
    <style:style style:name="P24" style:family="paragraph" style:parent-style-name="Text_20_body" style:list-style-name="L2">
      <style:text-properties officeooo:paragraph-rsid="00281e80"/>
    </style:style>
    <style:style style:name="P25" style:family="paragraph" style:parent-style-name="Text_20_body" style:list-style-name="L2">
      <style:text-properties officeooo:paragraph-rsid="0029d2d3"/>
    </style:style>
    <style:style style:name="P26" style:family="paragraph" style:parent-style-name="Text_20_body" style:list-style-name="L2">
      <style:text-properties officeooo:paragraph-rsid="002b4f44"/>
    </style:style>
    <style:style style:name="P27" style:family="paragraph" style:parent-style-name="Text_20_body" style:list-style-name="L4">
      <style:text-properties officeooo:paragraph-rsid="00614d2d"/>
    </style:style>
    <style:style style:name="P28" style:family="paragraph" style:parent-style-name="Text_20_body" style:list-style-name="L5">
      <style:text-properties officeooo:paragraph-rsid="004ffb1b"/>
    </style:style>
    <style:style style:name="P29" style:family="paragraph" style:parent-style-name="Text_20_body" style:list-style-name="L5">
      <style:text-properties officeooo:paragraph-rsid="0051249f"/>
    </style:style>
    <style:style style:name="P30" style:family="paragraph" style:parent-style-name="Text_20_body">
      <style:text-properties officeooo:paragraph-rsid="006a9d48"/>
    </style:style>
    <style:style style:name="P31" style:family="paragraph" style:parent-style-name="Text_20_body" style:list-style-name="L6">
      <style:text-properties officeooo:paragraph-rsid="006ad13f"/>
    </style:style>
    <style:style style:name="P32" style:family="paragraph" style:parent-style-name="Text_20_body" style:list-style-name="L6">
      <style:text-properties style:text-underline-style="solid" style:text-underline-width="auto" style:text-underline-color="font-color" officeooo:paragraph-rsid="006fef22"/>
    </style:style>
    <style:style style:name="P33" style:family="paragraph" style:parent-style-name="Text_20_body" style:list-style-name="L6">
      <style:text-properties style:text-underline-style="solid" style:text-underline-width="auto" style:text-underline-color="font-color" officeooo:paragraph-rsid="0071c23d"/>
    </style:style>
    <style:style style:name="P34" style:family="paragraph" style:parent-style-name="Text_20_body" style:list-style-name="L3">
      <style:paragraph-properties fo:margin-left="0cm" fo:margin-right="0cm" fo:text-indent="-0.635cm" style:auto-text-indent="false"/>
      <style:text-properties style:font-name="Arial" officeooo:paragraph-rsid="005a4841"/>
    </style:style>
    <style:style style:name="P35" style:family="paragraph" style:parent-style-name="Heading_20_2">
      <style:text-properties fo:font-style="normal" fo:font-weight="normal" officeooo:rsid="003b2720" officeooo:paragraph-rsid="003b2720" style:font-style-asian="normal" style:font-weight-asian="normal" style:font-style-complex="normal" style:font-weight-complex="normal"/>
    </style:style>
    <style:style style:name="P36" style:family="paragraph" style:parent-style-name="Heading_20_2">
      <style:text-properties officeooo:paragraph-rsid="006ad13f"/>
    </style:style>
    <style:style style:name="P37" style:family="paragraph" style:parent-style-name="Heading_20_1">
      <style:text-properties fo:font-style="normal" fo:font-weight="normal" officeooo:rsid="00148fde" style:font-style-asian="normal" style:font-weight-asian="normal" style:font-style-complex="normal" style:font-weight-complex="normal"/>
    </style:style>
    <style:style style:name="P38" style:family="paragraph" style:parent-style-name="Heading_20_1">
      <style:text-properties fo:font-style="normal" fo:font-weight="normal" officeooo:rsid="00412d0c" style:font-style-asian="normal" style:font-weight-asian="normal" style:font-style-complex="normal" style:font-weight-complex="normal"/>
    </style:style>
    <style:style style:name="P39" style:family="paragraph" style:parent-style-name="Heading_20_1">
      <style:text-properties style:font-name="Arial" fo:font-style="normal" fo:font-weight="normal" officeooo:rsid="004bf774" officeooo:paragraph-rsid="004bf774" style:font-style-asian="normal" style:font-weight-asian="normal" style:font-style-complex="normal" style:font-weight-complex="normal"/>
    </style:style>
    <style:style style:name="P40" style:family="paragraph" style:parent-style-name="Heading_20_1">
      <style:text-properties style:text-underline-style="solid" style:text-underline-width="auto" style:text-underline-color="font-color" officeooo:paragraph-rsid="006a9d48"/>
    </style:style>
    <style:style style:name="T1" style:family="text">
      <style:text-properties officeooo:rsid="0007bfaa"/>
    </style:style>
    <style:style style:name="T2" style:family="text">
      <style:text-properties fo:font-weight="bold" officeooo:rsid="0007bfaa" style:font-weight-asian="bold" style:font-weight-complex="bold"/>
    </style:style>
    <style:style style:name="T3" style:family="text">
      <style:text-properties fo:font-weight="bold" officeooo:rsid="000a23fb" style:font-weight-asian="bold" style:font-weight-complex="bold"/>
    </style:style>
    <style:style style:name="T4" style:family="text">
      <style:text-properties fo:font-weight="normal" officeooo:rsid="000df3a8" style:font-weight-asian="normal" style:font-weight-complex="normal"/>
    </style:style>
    <style:style style:name="T5" style:family="text">
      <style:text-properties fo:font-weight="normal" officeooo:rsid="0013f59d" style:font-weight-asian="normal" style:font-weight-complex="normal"/>
    </style:style>
    <style:style style:name="T6" style:family="text">
      <style:text-properties fo:font-weight="normal" officeooo:rsid="00181777" style:font-weight-asian="normal" style:font-weight-complex="normal"/>
    </style:style>
    <style:style style:name="T7" style:family="text">
      <style:text-properties fo:font-weight="normal" officeooo:rsid="001d39c5" style:font-weight-asian="normal" style:font-weight-complex="normal"/>
    </style:style>
    <style:style style:name="T8" style:family="text">
      <style:text-properties fo:font-weight="normal" officeooo:rsid="00583cee" style:font-weight-asian="normal" style:font-weight-complex="normal"/>
    </style:style>
    <style:style style:name="T9" style:family="text">
      <style:text-properties fo:font-weight="normal" officeooo:rsid="00589e7e" style:font-weight-asian="normal" style:font-weight-complex="normal"/>
    </style:style>
    <style:style style:name="T10" style:family="text">
      <style:text-properties fo:font-weight="normal" officeooo:rsid="00630103" style:font-weight-asian="normal" style:font-weight-complex="normal"/>
    </style:style>
    <style:style style:name="T11" style:family="text">
      <style:text-properties fo:font-weight="normal" officeooo:rsid="0065a88e" style:font-weight-asian="normal" style:font-weight-complex="normal"/>
    </style:style>
    <style:style style:name="T12" style:family="text">
      <style:text-properties fo:font-style="italic" officeooo:rsid="001d5f60" style:font-style-asian="italic" style:font-style-complex="italic"/>
    </style:style>
    <style:style style:name="T13" style:family="text">
      <style:text-properties fo:font-style="italic" officeooo:rsid="001993c2" style:font-style-asian="italic" style:font-style-complex="italic"/>
    </style:style>
    <style:style style:name="T14" style:family="text">
      <style:text-properties fo:font-style="italic" fo:font-weight="normal" officeooo:rsid="000df3a8" style:font-style-asian="italic" style:font-weight-asian="normal" style:font-style-complex="italic" style:font-weight-complex="normal"/>
    </style:style>
    <style:style style:name="T15" style:family="text">
      <style:text-properties fo:font-style="italic" fo:font-weight="normal" officeooo:rsid="001993c2" style:font-style-asian="italic" style:font-weight-asian="normal" style:font-style-complex="italic" style:font-weight-complex="normal"/>
    </style:style>
    <style:style style:name="T16" style:family="text">
      <style:text-properties fo:font-style="italic" fo:font-weight="normal" officeooo:rsid="001d5f60" style:font-style-asian="italic" style:font-weight-asian="normal" style:font-style-complex="italic" style:font-weight-complex="normal"/>
    </style:style>
    <style:style style:name="T17" style:family="text">
      <style:text-properties fo:font-style="italic" fo:font-weight="normal" officeooo:rsid="003fa98b" style:font-style-asian="italic" style:font-weight-asian="normal" style:font-style-complex="italic" style:font-weight-complex="normal"/>
    </style:style>
    <style:style style:name="T18" style:family="text">
      <style:text-properties fo:font-style="italic" fo:font-weight="normal" officeooo:rsid="00406894" style:font-style-asian="italic" style:font-weight-asian="normal" style:font-style-complex="italic" style:font-weight-complex="normal"/>
    </style:style>
    <style:style style:name="T19" style:family="text">
      <style:text-properties fo:font-style="italic" fo:font-weight="normal" officeooo:rsid="00474d53" style:font-style-asian="italic" style:font-weight-asian="normal" style:font-style-complex="italic" style:font-weight-complex="normal"/>
    </style:style>
    <style:style style:name="T20" style:family="text">
      <style:text-properties fo:font-style="italic" fo:font-weight="normal" officeooo:rsid="004a28d3" style:font-style-asian="italic" style:font-weight-asian="normal" style:font-style-complex="italic" style:font-weight-complex="normal"/>
    </style:style>
    <style:style style:name="T21" style:family="text">
      <style:text-properties fo:font-style="italic" fo:font-weight="normal" officeooo:rsid="00583cee" style:font-style-asian="italic" style:font-weight-asian="normal" style:font-style-complex="italic" style:font-weight-complex="normal"/>
    </style:style>
    <style:style style:name="T22" style:family="text">
      <style:text-properties fo:font-style="italic" fo:font-weight="normal" officeooo:rsid="005bc8cc" style:font-style-asian="italic" style:font-weight-asian="normal" style:font-style-complex="italic" style:font-weight-complex="normal"/>
    </style:style>
    <style:style style:name="T23" style:family="text">
      <style:text-properties fo:font-style="italic" fo:font-weight="normal" officeooo:rsid="005db229" style:font-style-asian="italic" style:font-weight-asian="normal" style:font-style-complex="italic" style:font-weight-complex="normal"/>
    </style:style>
    <style:style style:name="T24" style:family="text">
      <style:text-properties fo:font-style="italic" fo:font-weight="normal" officeooo:rsid="005fb329" style:font-style-asian="italic" style:font-weight-asian="normal" style:font-style-complex="italic" style:font-weight-complex="normal"/>
    </style:style>
    <style:style style:name="T25" style:family="text">
      <style:text-properties fo:font-style="italic" fo:font-weight="normal" officeooo:rsid="00630103" style:font-style-asian="italic" style:font-weight-asian="normal" style:font-style-complex="italic" style:font-weight-complex="normal"/>
    </style:style>
    <style:style style:name="T26" style:family="text">
      <style:text-properties fo:font-style="normal" fo:font-weight="normal" officeooo:rsid="000df3a8" style:font-style-asian="normal" style:font-weight-asian="normal" style:font-style-complex="normal" style:font-weight-complex="normal"/>
    </style:style>
    <style:style style:name="T27" style:family="text">
      <style:text-properties fo:font-style="normal" fo:font-weight="normal" officeooo:rsid="000e75ce" style:font-style-asian="normal" style:font-weight-asian="normal" style:font-style-complex="normal" style:font-weight-complex="normal"/>
    </style:style>
    <style:style style:name="T28" style:family="text">
      <style:text-properties fo:font-style="normal" fo:font-weight="normal" officeooo:rsid="000a23fb" style:font-style-asian="normal" style:font-weight-asian="normal" style:font-style-complex="normal" style:font-weight-complex="normal"/>
    </style:style>
    <style:style style:name="T29" style:family="text">
      <style:text-properties fo:font-style="normal" fo:font-weight="normal" officeooo:rsid="000a18c8" style:font-style-asian="normal" style:font-weight-asian="normal" style:font-style-complex="normal" style:font-weight-complex="normal"/>
    </style:style>
    <style:style style:name="T30" style:family="text">
      <style:text-properties fo:font-style="normal" fo:font-weight="normal" officeooo:rsid="001d5f60" style:font-style-asian="normal" style:font-weight-asian="normal" style:font-style-complex="normal" style:font-weight-complex="normal"/>
    </style:style>
    <style:style style:name="T31" style:family="text">
      <style:text-properties fo:font-style="normal" fo:font-weight="normal" officeooo:rsid="001a5c9b" style:font-style-asian="normal" style:font-weight-asian="normal" style:font-style-complex="normal" style:font-weight-complex="normal"/>
    </style:style>
    <style:style style:name="T32" style:family="text">
      <style:text-properties fo:font-style="normal" fo:font-weight="normal" officeooo:rsid="0018be9a" style:font-style-asian="normal" style:font-weight-asian="normal" style:font-style-complex="normal" style:font-weight-complex="normal"/>
    </style:style>
    <style:style style:name="T33" style:family="text">
      <style:text-properties fo:font-style="normal" fo:font-weight="normal" officeooo:rsid="003ba291" style:font-style-asian="normal" style:font-weight-asian="normal" style:font-style-complex="normal" style:font-weight-complex="normal"/>
    </style:style>
    <style:style style:name="T34" style:family="text">
      <style:text-properties fo:font-style="normal" fo:font-weight="normal" officeooo:rsid="003bfc64" style:font-style-asian="normal" style:font-weight-asian="normal" style:font-style-complex="normal" style:font-weight-complex="normal"/>
    </style:style>
    <style:style style:name="T35" style:family="text">
      <style:text-properties fo:font-style="normal" fo:font-weight="normal" officeooo:rsid="003df0c2" style:font-style-asian="normal" style:font-weight-asian="normal" style:font-style-complex="normal" style:font-weight-complex="normal"/>
    </style:style>
    <style:style style:name="T36" style:family="text">
      <style:text-properties fo:font-style="normal" fo:font-weight="normal" officeooo:rsid="00406894" style:font-style-asian="normal" style:font-weight-asian="normal" style:font-style-complex="normal" style:font-weight-complex="normal"/>
    </style:style>
    <style:style style:name="T37" style:family="text">
      <style:text-properties fo:font-style="normal" fo:font-weight="normal" officeooo:rsid="00474d53" style:font-style-asian="normal" style:font-weight-asian="normal" style:font-style-complex="normal" style:font-weight-complex="normal"/>
    </style:style>
    <style:style style:name="T38" style:family="text">
      <style:text-properties fo:font-style="normal" fo:font-weight="normal" officeooo:rsid="0022613c" style:font-style-asian="normal" style:font-weight-asian="normal" style:font-style-complex="normal" style:font-weight-complex="normal"/>
    </style:style>
    <style:style style:name="T39" style:family="text">
      <style:text-properties fo:font-style="normal" fo:font-weight="normal" officeooo:rsid="00244505" style:font-style-asian="normal" style:font-weight-asian="normal" style:font-style-complex="normal" style:font-weight-complex="normal"/>
    </style:style>
    <style:style style:name="T40" style:family="text">
      <style:text-properties fo:font-style="normal" fo:font-weight="normal" officeooo:rsid="00273811" style:font-style-asian="normal" style:font-weight-asian="normal" style:font-style-complex="normal" style:font-weight-complex="normal"/>
    </style:style>
    <style:style style:name="T41" style:family="text">
      <style:text-properties fo:font-style="normal" fo:font-weight="normal" officeooo:rsid="004a28d3" style:font-style-asian="normal" style:font-weight-asian="normal" style:font-style-complex="normal" style:font-weight-complex="normal"/>
    </style:style>
    <style:style style:name="T42" style:family="text">
      <style:text-properties fo:font-style="normal" fo:font-weight="normal" officeooo:rsid="0052ac80" style:font-style-asian="normal" style:font-weight-asian="normal" style:font-style-complex="normal" style:font-weight-complex="normal"/>
    </style:style>
    <style:style style:name="T43" style:family="text">
      <style:text-properties fo:font-style="normal" fo:font-weight="normal" officeooo:rsid="0057e22b" style:font-style-asian="normal" style:font-weight-asian="normal" style:font-style-complex="normal" style:font-weight-complex="normal"/>
    </style:style>
    <style:style style:name="T44" style:family="text">
      <style:text-properties fo:font-style="normal" fo:font-weight="normal" officeooo:rsid="005bc8cc" style:font-style-asian="normal" style:font-weight-asian="normal" style:font-style-complex="normal" style:font-weight-complex="normal"/>
    </style:style>
    <style:style style:name="T45" style:family="text">
      <style:text-properties fo:font-style="normal" fo:font-weight="normal" officeooo:rsid="005db229" style:font-style-asian="normal" style:font-weight-asian="normal" style:font-style-complex="normal" style:font-weight-complex="normal"/>
    </style:style>
    <style:style style:name="T46" style:family="text">
      <style:text-properties fo:font-style="normal" fo:font-weight="normal" officeooo:rsid="005e7823" style:font-style-asian="normal" style:font-weight-asian="normal" style:font-style-complex="normal" style:font-weight-complex="normal"/>
    </style:style>
    <style:style style:name="T47" style:family="text">
      <style:text-properties fo:font-style="normal" fo:font-weight="normal" officeooo:rsid="005fb329" style:font-style-asian="normal" style:font-weight-asian="normal" style:font-style-complex="normal" style:font-weight-complex="normal"/>
    </style:style>
    <style:style style:name="T48" style:family="text">
      <style:text-properties fo:font-style="normal" fo:font-weight="normal" officeooo:rsid="006946f8" style:font-style-asian="normal" style:font-weight-asian="normal" style:font-style-complex="normal" style:font-weight-complex="normal"/>
    </style:style>
    <style:style style:name="T49" style:family="text">
      <style:text-properties fo:font-style="normal" fo:font-weight="bold" officeooo:rsid="000a23fb" style:font-style-asian="normal" style:font-weight-asian="bold" style:font-style-complex="normal" style:font-weight-complex="bold"/>
    </style:style>
    <style:style style:name="T50" style:family="text">
      <style:text-properties fo:font-style="normal" fo:font-weight="bold" officeooo:rsid="00577fc0" style:font-style-asian="normal" style:font-weight-asian="bold" style:font-style-complex="normal" style:font-weight-complex="bold"/>
    </style:style>
    <style:style style:name="T51" style:family="text">
      <style:text-properties officeooo:rsid="0013f40a"/>
    </style:style>
    <style:style style:name="T52" style:family="text">
      <style:text-properties style:font-name="Arial" fo:font-style="normal" fo:font-weight="normal" officeooo:rsid="00148fde" style:font-style-asian="normal" style:font-weight-asian="normal" style:font-style-complex="normal" style:font-weight-complex="normal"/>
    </style:style>
    <style:style style:name="T53" style:family="text">
      <style:text-properties style:font-name="Arial" fo:font-style="normal" fo:font-weight="normal" officeooo:rsid="0015de7e" style:font-style-asian="normal" style:font-weight-asian="normal" style:font-style-complex="normal" style:font-weight-complex="normal"/>
    </style:style>
    <style:style style:name="T54" style:family="text">
      <style:text-properties style:font-name="Arial" fo:font-style="normal" fo:font-weight="normal" officeooo:rsid="00162b2e" style:font-style-asian="normal" style:font-weight-asian="normal" style:font-style-complex="normal" style:font-weight-complex="normal"/>
    </style:style>
    <style:style style:name="T55" style:family="text">
      <style:text-properties style:font-name="Arial" fo:font-style="normal" fo:font-weight="normal" officeooo:rsid="001f7f75" style:font-style-asian="normal" style:font-weight-asian="normal" style:font-style-complex="normal" style:font-weight-complex="normal"/>
    </style:style>
    <style:style style:name="T56" style:family="text">
      <style:text-properties style:font-name="Arial" fo:font-style="normal" fo:font-weight="normal" officeooo:rsid="0020ca29" style:font-style-asian="normal" style:font-weight-asian="normal" style:font-style-complex="normal" style:font-weight-complex="normal"/>
    </style:style>
    <style:style style:name="T57" style:family="text">
      <style:text-properties style:font-name="Arial" fo:font-style="normal" fo:font-weight="normal" officeooo:rsid="0021be57" style:font-style-asian="normal" style:font-weight-asian="normal" style:font-style-complex="normal" style:font-weight-complex="normal"/>
    </style:style>
    <style:style style:name="T58" style:family="text">
      <style:text-properties style:font-name="Arial" fo:font-style="normal" fo:font-weight="normal" officeooo:rsid="00281e80" style:font-style-asian="normal" style:font-weight-asian="normal" style:font-style-complex="normal" style:font-weight-complex="normal"/>
    </style:style>
    <style:style style:name="T59" style:family="text">
      <style:text-properties style:font-name="Arial" fo:font-style="normal" fo:font-weight="normal" officeooo:rsid="0029d2d3" style:font-style-asian="normal" style:font-weight-asian="normal" style:font-style-complex="normal" style:font-weight-complex="normal"/>
    </style:style>
    <style:style style:name="T60" style:family="text">
      <style:text-properties style:font-name="Arial" fo:font-style="normal" fo:font-weight="normal" officeooo:rsid="002b4f44" style:font-style-asian="normal" style:font-weight-asian="normal" style:font-style-complex="normal" style:font-weight-complex="normal"/>
    </style:style>
    <style:style style:name="T61" style:family="text">
      <style:text-properties style:font-name="Arial" fo:font-style="normal" fo:font-weight="normal" officeooo:rsid="002d3510" style:font-style-asian="normal" style:font-weight-asian="normal" style:font-style-complex="normal" style:font-weight-complex="normal"/>
    </style:style>
    <style:style style:name="T62" style:family="text">
      <style:text-properties style:font-name="Arial" fo:font-style="normal" fo:font-weight="normal" officeooo:rsid="002ebf47" style:font-style-asian="normal" style:font-weight-asian="normal" style:font-style-complex="normal" style:font-weight-complex="normal"/>
    </style:style>
    <style:style style:name="T63" style:family="text">
      <style:text-properties style:font-name="Arial" fo:font-style="normal" fo:font-weight="normal" officeooo:rsid="0030dee5" style:font-style-asian="normal" style:font-weight-asian="normal" style:font-style-complex="normal" style:font-weight-complex="normal"/>
    </style:style>
    <style:style style:name="T64" style:family="text">
      <style:text-properties style:font-name="Arial" fo:font-style="normal" fo:font-weight="normal" officeooo:rsid="0031834e" style:font-style-asian="normal" style:font-weight-asian="normal" style:font-style-complex="normal" style:font-weight-complex="normal"/>
    </style:style>
    <style:style style:name="T65" style:family="text">
      <style:text-properties style:font-name="Arial" fo:font-style="normal" fo:font-weight="normal" officeooo:rsid="0031eda0" style:font-style-asian="normal" style:font-weight-asian="normal" style:font-style-complex="normal" style:font-weight-complex="normal"/>
    </style:style>
    <style:style style:name="T66" style:family="text">
      <style:text-properties style:font-name="Arial" fo:font-style="normal" fo:font-weight="normal" officeooo:rsid="00334ee1" style:font-style-asian="normal" style:font-weight-asian="normal" style:font-style-complex="normal" style:font-weight-complex="normal"/>
    </style:style>
    <style:style style:name="T67" style:family="text">
      <style:text-properties style:font-name="Arial" fo:font-style="normal" fo:font-weight="normal" officeooo:rsid="00412d0c" style:font-style-asian="normal" style:font-weight-asian="normal" style:font-style-complex="normal" style:font-weight-complex="normal"/>
    </style:style>
    <style:style style:name="T68" style:family="text">
      <style:text-properties style:font-name="Arial" fo:font-style="normal" fo:font-weight="normal" officeooo:rsid="0016c0f3" style:font-style-asian="normal" style:font-weight-asian="normal" style:font-style-complex="normal" style:font-weight-complex="normal"/>
    </style:style>
    <style:style style:name="T69" style:family="text">
      <style:text-properties style:font-name="Arial" fo:font-style="normal" fo:font-weight="normal" officeooo:rsid="00485cc7" style:font-style-asian="normal" style:font-weight-asian="normal" style:font-style-complex="normal" style:font-weight-complex="normal"/>
    </style:style>
    <style:style style:name="T70" style:family="text">
      <style:text-properties style:font-name="Arial" fo:font-style="normal" fo:font-weight="normal" officeooo:rsid="004bf774" style:font-style-asian="normal" style:font-weight-asian="normal" style:font-style-complex="normal" style:font-weight-complex="normal"/>
    </style:style>
    <style:style style:name="T71" style:family="text">
      <style:text-properties style:font-name="Arial" fo:font-style="normal" fo:font-weight="normal" officeooo:rsid="004bf978" style:font-style-asian="normal" style:font-weight-asian="normal" style:font-style-complex="normal" style:font-weight-complex="normal"/>
    </style:style>
    <style:style style:name="T72" style:family="text">
      <style:text-properties style:font-name="Arial" fo:font-style="normal" fo:font-weight="normal" officeooo:rsid="004c1d41" style:font-style-asian="normal" style:font-weight-asian="normal" style:font-style-complex="normal" style:font-weight-complex="normal"/>
    </style:style>
    <style:style style:name="T73" style:family="text">
      <style:text-properties style:font-name="Arial" fo:font-style="normal" fo:font-weight="normal" officeooo:rsid="004dd3d7" style:font-style-asian="normal" style:font-weight-asian="normal" style:font-style-complex="normal" style:font-weight-complex="normal"/>
    </style:style>
    <style:style style:name="T74" style:family="text">
      <style:text-properties style:font-name="Arial" fo:font-style="normal" fo:font-weight="normal" officeooo:rsid="004ffb1b" style:font-style-asian="normal" style:font-weight-asian="normal" style:font-style-complex="normal" style:font-weight-complex="normal"/>
    </style:style>
    <style:style style:name="T75" style:family="text">
      <style:text-properties style:font-name="Arial" fo:font-style="normal" fo:font-weight="normal" officeooo:rsid="0051249f" style:font-style-asian="normal" style:font-weight-asian="normal" style:font-style-complex="normal" style:font-weight-complex="normal"/>
    </style:style>
    <style:style style:name="T76" style:family="text">
      <style:text-properties style:font-name="Arial" fo:font-style="normal" fo:font-weight="normal" officeooo:rsid="005244b6" style:font-style-asian="normal" style:font-weight-asian="normal" style:font-style-complex="normal" style:font-weight-complex="normal"/>
    </style:style>
    <style:style style:name="T77" style:family="text">
      <style:text-properties style:font-name="Arial" fo:font-style="normal" fo:font-weight="normal" officeooo:rsid="005fc0d0" style:font-style-asian="normal" style:font-weight-asian="normal" style:font-style-complex="normal" style:font-weight-complex="normal"/>
    </style:style>
    <style:style style:name="T78" style:family="text">
      <style:text-properties style:font-name="Arial" fo:font-style="normal" fo:font-weight="normal" officeooo:rsid="00614d2d" style:font-style-asian="normal" style:font-weight-asian="normal" style:font-style-complex="normal" style:font-weight-complex="normal"/>
    </style:style>
    <style:style style:name="T79" style:family="text">
      <style:text-properties style:font-name="Arial" fo:font-style="normal" fo:font-weight="normal" officeooo:rsid="0066b97d" style:font-style-asian="normal" style:font-weight-asian="normal" style:font-style-complex="normal" style:font-weight-complex="normal"/>
    </style:style>
    <style:style style:name="T80" style:family="text">
      <style:text-properties style:font-name="Arial" fo:font-style="normal" fo:font-weight="normal" officeooo:rsid="006a9d48" style:font-style-asian="normal" style:font-weight-asian="normal" style:font-style-complex="normal" style:font-weight-complex="normal"/>
    </style:style>
    <style:style style:name="T81" style:family="text">
      <style:text-properties style:font-name="Arial" fo:font-style="normal" fo:font-weight="normal" officeooo:rsid="006ad13f" style:font-style-asian="normal" style:font-weight-asian="normal" style:font-style-complex="normal" style:font-weight-complex="normal"/>
    </style:style>
    <style:style style:name="T82" style:family="text">
      <style:text-properties style:font-name="Arial" fo:font-style="normal" fo:font-weight="normal" officeooo:rsid="0071c23d" style:font-style-asian="normal" style:font-weight-asian="normal" style:font-style-complex="normal" style:font-weight-complex="normal"/>
    </style:style>
    <style:style style:name="T83" style:family="text">
      <style:text-properties style:font-name="Arial" fo:font-style="normal" style:text-underline-style="solid" style:text-underline-width="auto" style:text-underline-color="font-color" fo:font-weight="normal" officeooo:rsid="006ad13f" style:font-style-asian="normal" style:font-weight-asian="normal" style:font-style-complex="normal" style:font-weight-complex="normal"/>
    </style:style>
    <style:style style:name="T84" style:family="text">
      <style:text-properties style:font-name="Arial" fo:font-style="normal" style:text-underline-style="none" fo:font-weight="normal" officeooo:rsid="006ad13f" style:font-style-asian="normal" style:font-weight-asian="normal" style:font-style-complex="normal" style:font-weight-complex="normal"/>
    </style:style>
    <style:style style:name="T85" style:family="text">
      <style:text-properties style:font-name="Arial" fo:font-style="normal" style:text-underline-style="none" fo:font-weight="normal" officeooo:rsid="006c862e" style:font-style-asian="normal" style:font-weight-asian="normal" style:font-style-complex="normal" style:font-weight-complex="normal"/>
    </style:style>
    <style:style style:name="T86" style:family="text">
      <style:text-properties style:font-name="Arial" fo:font-style="normal" style:text-underline-style="none" fo:font-weight="normal" officeooo:rsid="006fef22" style:font-style-asian="normal" style:font-weight-asian="normal" style:font-style-complex="normal" style:font-weight-complex="normal"/>
    </style:style>
    <style:style style:name="T87" style:family="text">
      <style:text-properties style:font-name="Arial" fo:font-style="normal" style:text-underline-style="none" fo:font-weight="normal" officeooo:rsid="0071c23d" style:font-style-asian="normal" style:font-weight-asian="normal" style:font-style-complex="normal" style:font-weight-complex="normal"/>
    </style:style>
    <style:style style:name="T88" style:family="text">
      <style:text-properties style:font-name="Arial" fo:font-style="italic" fo:font-weight="normal" officeooo:rsid="001f7f75" style:font-style-asian="italic" style:font-weight-asian="normal" style:font-style-complex="italic" style:font-weight-complex="normal"/>
    </style:style>
    <style:style style:name="T89" style:family="text">
      <style:text-properties style:font-name="Arial" fo:font-style="italic" fo:font-weight="normal" officeooo:rsid="0020ca29" style:font-style-asian="italic" style:font-weight-asian="normal" style:font-style-complex="italic" style:font-weight-complex="normal"/>
    </style:style>
    <style:style style:name="T90" style:family="text">
      <style:text-properties style:font-name="Arial" fo:font-style="italic" fo:font-weight="normal" officeooo:rsid="0021be57" style:font-style-asian="italic" style:font-weight-asian="normal" style:font-style-complex="italic" style:font-weight-complex="normal"/>
    </style:style>
    <style:style style:name="T91" style:family="text">
      <style:text-properties style:font-name="Arial" fo:font-style="italic" fo:font-weight="normal" officeooo:rsid="00281e80" style:font-style-asian="italic" style:font-weight-asian="normal" style:font-style-complex="italic" style:font-weight-complex="normal"/>
    </style:style>
    <style:style style:name="T92" style:family="text">
      <style:text-properties style:font-name="Arial" fo:font-style="italic" fo:font-weight="normal" officeooo:rsid="0029d2d3" style:font-style-asian="italic" style:font-weight-asian="normal" style:font-style-complex="italic" style:font-weight-complex="normal"/>
    </style:style>
    <style:style style:name="T93" style:family="text">
      <style:text-properties style:font-name="Arial" fo:font-style="italic" fo:font-weight="normal" officeooo:rsid="002b4f44" style:font-style-asian="italic" style:font-weight-asian="normal" style:font-style-complex="italic" style:font-weight-complex="normal"/>
    </style:style>
    <style:style style:name="T94" style:family="text">
      <style:text-properties style:font-name="Arial" fo:font-style="italic" fo:font-weight="normal" officeooo:rsid="002d3510" style:font-style-asian="italic" style:font-weight-asian="normal" style:font-style-complex="italic" style:font-weight-complex="normal"/>
    </style:style>
    <style:style style:name="T95" style:family="text">
      <style:text-properties style:font-name="Arial" fo:font-style="italic" fo:font-weight="normal" officeooo:rsid="0031834e" style:font-style-asian="italic" style:font-weight-asian="normal" style:font-style-complex="italic" style:font-weight-complex="normal"/>
    </style:style>
    <style:style style:name="T96" style:family="text">
      <style:text-properties style:font-name="Arial" fo:font-style="italic" fo:font-weight="normal" officeooo:rsid="004bf978" style:font-style-asian="italic" style:font-weight-asian="normal" style:font-style-complex="italic" style:font-weight-complex="normal"/>
    </style:style>
    <style:style style:name="T97" style:family="text">
      <style:text-properties style:font-name="Arial" fo:font-style="italic" fo:font-weight="normal" officeooo:rsid="004dd3d7" style:font-style-asian="italic" style:font-weight-asian="normal" style:font-style-complex="italic" style:font-weight-complex="normal"/>
    </style:style>
    <style:style style:name="T98" style:family="text">
      <style:text-properties style:font-name="Arial" fo:font-style="italic" fo:font-weight="normal" officeooo:rsid="004e720c" style:font-style-asian="italic" style:font-weight-asian="normal" style:font-style-complex="italic" style:font-weight-complex="normal"/>
    </style:style>
    <style:style style:name="T99" style:family="text">
      <style:text-properties style:font-name="Arial" fo:font-style="italic" fo:font-weight="normal" officeooo:rsid="005244b6" style:font-style-asian="italic" style:font-weight-asian="normal" style:font-style-complex="italic" style:font-weight-complex="normal"/>
    </style:style>
    <style:style style:name="T100" style:family="text">
      <style:text-properties style:font-name="Arial" fo:font-style="italic" fo:font-weight="normal" officeooo:rsid="005fc0d0" style:font-style-asian="italic" style:font-weight-asian="normal" style:font-style-complex="italic" style:font-weight-complex="normal"/>
    </style:style>
    <style:style style:name="T101" style:family="text">
      <style:text-properties style:font-name="Arial" fo:font-style="italic" fo:font-weight="normal" officeooo:rsid="00614d2d" style:font-style-asian="italic" style:font-weight-asian="normal" style:font-style-complex="italic" style:font-weight-complex="normal"/>
    </style:style>
    <style:style style:name="T102" style:family="text">
      <style:text-properties style:font-name="Arial" fo:font-style="italic" style:text-underline-style="none" fo:font-weight="normal" officeooo:rsid="006c862e" style:font-style-asian="italic" style:font-weight-asian="normal" style:font-style-complex="italic" style:font-weight-complex="normal"/>
    </style:style>
    <style:style style:name="T103" style:family="text">
      <style:text-properties officeooo:rsid="000a23fb"/>
    </style:style>
    <style:style style:name="T104" style:family="text">
      <style:text-properties officeooo:rsid="001d5f60"/>
    </style:style>
    <style:style style:name="T105" style:family="text">
      <style:text-properties officeooo:rsid="001b3ee9"/>
    </style:style>
    <style:style style:name="T10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In this document I </text:span><text:span text:style-name="T51">will </text:span><text:span text:style-name="T1">outline a peer-to-peer publish/subscribe architecture</text:span><text:span text:style-name="T25"> </text:span><text:span text:style-name="T1">called </text:span><text:a xlink:type="simple" xlink:href="http://www.cs.vu.nl/~spyros/papers/PolderCast.pdf‎" office:name="PolderCast: Fast, Robust, and Scalable Architecture for P2P Topic-based Pub/Sub"><text:span text:style-name="T2">Poldercast</text:span></text:a><text:span text:style-name="T2"> </text:span><text:span text:style-name="T11">and descr</text:span><text:span text:style-name="T10">ibe all the details necessary to produce an implementation. </text:span><text:span text:style-name="T5">I have changed some terminology to </text:span><text:span text:style-name="T7">make it easier to understand</text:span><text:span text:style-name="T5">, but the underlying concepts remain the same.</text:span></text:p>
      <text:p text:style-name="P14"><text:span text:style-name="T4">The Poldercast overlay consists of three </text:span><text:span text:style-name="T6">layered </text:span><text:span text:style-name="T4">network modules: </text:span><text:span text:style-name="T14">CYCLON</text:span><text:span text:style-name="T26">, </text:span><text:span text:style-name="T14">VICINITY</text:span><text:span text:style-name="T26"> and </text:span><text:span text:style-name="T14">RINGS</text:span><text:span text:style-name="T26">.</text:span><text:span text:style-name="T27"> </text:span><text:span text:style-name="T29">Each module maintains its own view, managed by a separate gossiping protocol, which gossips periodically, asynchronously, and independently from the other two modules. </text:span></text:p>
      <text:p text:style-name="P14"><text:span text:style-name="T50">Module-generic operations: </text:span><text:span text:style-name="T37">Each</text:span><text:span text:style-name="T38"> module maintains a list </text:span><text:span text:style-name="T39">of </text:span><text:span text:style-name="T40">nodes' details </text:span><text:span text:style-name="T37">(the view),</text:span><text:span text:style-name="T40"> annotated by an age value. </text:span><text:span text:style-name="T37">Whenever we send a message from any module, we increment the age value of </text:span><text:span text:style-name="T41">all nodes. Whenever a node </text:span><text:span text:style-name="T20">P</text:span><text:span text:style-name="T41"> gossips with a neighbor </text:span><text:span text:style-name="T20">Q</text:span><text:span text:style-name="T41">, it temporarily removes </text:span><text:span text:style-name="T20">Q</text:span><text:span text:style-name="T41"> from the respective module’s view, anticipating that </text:span><text:span text:style-name="T20">Q</text:span><text:span text:style-name="T41"> will respond and will be inserted anew in </text:span><text:span text:style-name="T20">P</text:span><text:span text:style-name="T41">’s view. A node always selects to gossip with its </text:span><text:span text:style-name="T42">oldest</text:span><text:span text:style-name="T41"> neighbor.</text:span><text:span text:style-name="T40"> </text:span></text:p>
      <text:p text:style-name="P16">We maintain two variables for each module:<text:line-break/></text:p>
      <text:list xml:id="list174434359" text:style-name="L1">
        <text:list-item>
          <text:p text:style-name="P17"><text:span text:style-name="T3">View size</text:span><text:span text:style-name="T103">: </text:span><text:span text:style-name="T105">the </text:span><text:span text:style-name="T103">number of neighbours maintained </text:span><text:span text:style-name="T104">(</text:span><text:span text:style-name="T13">V</text:span><text:span text:style-name="T12">=20</text:span><text:span text:style-name="T104">)</text:span></text:p>
        </text:list-item>
        <text:list-item>
          <text:p text:style-name="P17"><text:span text:style-name="T49">Gossip size</text:span><text:span text:style-name="T28">: </text:span><text:span text:style-name="T29">the maximum number of neighbors </text:span><text:span text:style-name="T31">to be </text:span><text:span text:style-name="T29">included in a gossip message </text:span><text:span text:style-name="T30">(</text:span><text:span text:style-name="T15">G</text:span><text:span text:style-name="T16">=10</text:span><text:span text:style-name="T30">)</text:span></text:p>
        </text:list-item>
      </text:list>
      <text:p text:style-name="P8">The system consists of a set V of nodes. Each node in the system has a unique identifier, assigned to it when joining the system. Node identifiers are assumed to be sortable and to occupy a circular value space. We assume that the underlying communication network is fully connected, in the sense that any node can send a message to any other node, provided it knows its IP address. </text:p>
      <text:p text:style-name="P8">The topic-based publish/subscribe communication system is organized around a set T of topics. Each node can play the role of a subscriber or publisher or both. A subscriber v expresses its interest in a set of topics Tv ⊆ T . We call |Tv| the subscription size of node v. Both publishers and subscribers are allowed to join and leave at any moment, without any prior notice.</text:p>
      <text:h text:style-name="P37" text:outline-level="1">CYCLON</text:h>
      <text:p text:style-name="P2"><text:span text:style-name="T52">This module operates at the lowest-level, being situated just above the layer where communications take place. </text:span><text:span text:style-name="T53">It forms an overlay and </text:span><text:span text:style-name="T79">maintains random links between nodes using</text:span><text:span text:style-name="T53"> an epidemic algorithm. </text:span><text:span text:style-name="T54">Each peer knows </text:span><text:span text:style-name="T55">a small, continuously changing set of other peers, called its </text:span><text:span text:style-name="T88">neighbours</text:span><text:span text:style-name="T55">, and occasionally contacts one to exchange some of their neighbours.</text:span></text:p>
      <text:p text:style-name="P6">Shuffling</text:p>
      <text:p text:style-name="P3"><text:span text:style-name="T56">The basic process by which this happens is called </text:span><text:span text:style-name="T89">shuffling</text:span><text:span text:style-name="T56">. </text:span><text:span text:style-name="T57">In shuffling nodes initiate neighbor exchanges periodically, yet not synchronized, at a fixed period </text:span><text:span text:style-name="T90">T</text:span><text:span text:style-name="T57">. </text:span><text:span text:style-name="T58">The process for an exchange </text:span><text:span text:style-name="T59">by an initiating peer </text:span><text:span text:style-name="T92">P</text:span><text:span text:style-name="T59"> </text:span><text:span text:style-name="T58">is as follows:</text:span></text:p>
      <text:list xml:id="list994513642" text:style-name="L2">
        <text:list-item>
          <text:p text:style-name="P24"><text:span text:style-name="T58">Select a neighbour </text:span><text:span text:style-name="T91">N </text:span><text:span text:style-name="T58">with the highest age among all neighbours, and </text:span><text:span text:style-name="T69">a subset of</text:span><text:span text:style-name="T58"> </text:span><text:span text:style-name="T91">G-1</text:span><text:span text:style-name="T58"> other neigbours.</text:span></text:p>
        </text:list-item>
        <text:list-item>
          <text:p text:style-name="P25"><text:span text:style-name="T59">Replace </text:span><text:span text:style-name="T92">N's</text:span><text:span text:style-name="T59"> entry with a new entry of age 0 and with </text:span><text:span text:style-name="T92">P</text:span><text:span text:style-name="T59">'s details</text:span></text:p>
        </text:list-item>
        <text:list-item>
          <text:p text:style-name="P25"><text:soft-page-break/><text:span text:style-name="T59">Send the updated subset to </text:span><text:span text:style-name="T92">Q</text:span></text:p>
        </text:list-item>
        <text:list-item>
          <text:p text:style-name="P26"><text:span text:style-name="T60">Receive from </text:span><text:span text:style-name="T93">Q</text:span><text:span text:style-name="T60"> a subset of </text:span><text:span text:style-name="T93">G </text:span><text:span text:style-name="T60">entries</text:span></text:p>
        </text:list-item>
        <text:list-item>
          <text:p text:style-name="P26"><text:span text:style-name="T60">Discard entries pointing at </text:span><text:span text:style-name="T93">P</text:span><text:span text:style-name="T60"> and nodes </text:span><text:span text:style-name="T93">P</text:span><text:span text:style-name="T60"> already knows of</text:span></text:p>
        </text:list-item>
        <text:list-item>
          <text:p text:style-name="P26"><text:span text:style-name="T60">Update </text:span><text:span text:style-name="T93">P</text:span><text:span text:style-name="T60">'s view to include all remaining entries, by firstly using empty slots (if any) and secondly replacing entries among the ones sent to </text:span><text:span text:style-name="T93">Q</text:span></text:p>
        </text:list-item>
      </text:list>
      <text:p text:style-name="P4"><text:span text:style-name="T60">On reception of a shuffling query a node </text:span><text:span text:style-name="T93">Q</text:span><text:span text:style-name="T60"> </text:span><text:span text:style-name="T61">replies by sending back a random subset of at most of </text:span><text:span text:style-name="T94">G</text:span><text:span text:style-name="T61"> its neighbors, and updates its own cache to accommodate all received entries </text:span><text:span text:style-name="T62">(steps 5-7)</text:span><text:span text:style-name="T61">. </text:span></text:p>
      <text:p text:style-name="P7">Failure of a node results in them being removed from the module's view. </text:p>
      <text:p text:style-name="P6">Bootstrapping</text:p>
      <text:p text:style-name="P5"><text:span text:style-name="T63">The original description of Cyclon </text:span><text:span text:style-name="T64">described a bootstrapping method that relied on a random walk to fill the view with </text:span><text:span text:style-name="T95">G</text:span><text:span text:style-name="T64"> randomly chosen neighbours. </text:span><text:span text:style-name="T65">This was unreliable, so instea</text:span><text:span text:style-name="T66">d we perform 3 initial sequential shuffles with our bootstrap node. </text:span></text:p>
      <text:h text:style-name="P35" text:outline-level="2">VICINITY</text:h>
      <text:p text:style-name="P9"><text:span text:style-name="T33">This module </text:span><text:span text:style-name="T32">maintain</text:span><text:span text:style-name="T33">s</text:span><text:span text:style-name="T32"> random links between nodes that share </text:span><text:span text:style-name="T34">interest in </text:span><text:span text:style-name="T32">one or more topics. Such links serve as input to the </text:span><text:span text:style-name="T18">RINGS</text:span><text:span text:style-name="T32"> module </text:span><text:span text:style-name="T36">and </text:span><text:span text:style-name="T32">are used by the dissemination protocol to propagate events to arbitrary subscribers of a topic. </text:span><text:span text:style-name="T37">The gossip protocol is executed periodically at a fixed period </text:span><text:span text:style-name="T19">T</text:span><text:span text:style-name="T37">, and is as follows</text:span><text:span text:style-name="T37">:</text:span></text:p>
      <text:list xml:id="list2086593524" text:style-name="L3">
        <text:list-item>
          <text:p text:style-name="P18"><text:span text:style-name="T35">Let </text:span><text:span text:style-name="T19">P</text:span><text:span text:style-name="T35"> </text:span><text:span text:style-name="T43">select its oldest neighbour</text:span><text:span text:style-name="T35"> </text:span><text:span text:style-name="T19">Q</text:span><text:span text:style-name="T35"> for gossiping.</text:span></text:p>
        </text:list-item>
        <text:list-item>
          <text:p text:style-name="P18"><text:span text:style-name="T19">P</text:span><text:span text:style-name="T35"> merges its views from all three modules. </text:span></text:p>
        </text:list-item>
        <text:list-item>
          <text:p text:style-name="P22"><text:span text:style-name="T21">P</text:span><text:span text:style-name="T8"> replaces </text:span><text:span text:style-name="T21">Q's</text:span><text:span text:style-name="T8"> entry with its own in this new merged vie</text:span><text:span text:style-name="T9">w, setting the age to 0</text:span><text:span text:style-name="T8">. </text:span></text:p>
        </text:list-item>
        <text:list-item>
          <text:p text:style-name="P21"><text:span text:style-name="T19">P</text:span><text:span text:style-name="T35"> selects the </text:span><text:span text:style-name="T17">G</text:span><text:span text:style-name="T35"> nodes closest to </text:span><text:span text:style-name="T19">Q</text:span><text:span text:style-name="T35"> by applying the proximity function on its behalf, and </text:span><text:span text:style-name="T37">sends them</text:span><text:span text:style-name="T35"> to </text:span><text:span text:style-name="T19">Q</text:span><text:span text:style-name="T35">. <text:line-break/><text:line-break/></text:span><text:span text:style-name="T48">The proximity function is designed to ensure that the Rings module is supplied with (arbitrary) neighbors for all its topics. In that respect, candidates subscribed to topics annotated with higher priority by the target node are ranked closer compared to candidates of lower priority topics. Among candidate nodes that rank equally in terms of topic priorities, proximity is determined by the number of topics shared with the target node: the more shared topics, the closer their ranking.</text:span></text:p>
        </text:list-item>
        <text:list-item>
          <text:p text:style-name="P19"><text:span text:style-name="T44">Receive from </text:span><text:span text:style-name="T22">Q</text:span><text:span text:style-name="T44"> i</text:span><text:span text:style-name="T35">ts </text:span><text:span text:style-name="T19">G</text:span><text:span text:style-name="T35"> closest to </text:span><text:span text:style-name="T19">P</text:span><text:span text:style-name="T35"> nodes.</text:span></text:p>
        </text:list-item>
        <text:list-item>
          <text:p text:style-name="P20"><text:span text:style-name="T45">Merge these into the view and rebuild it by selecting the </text:span><text:span text:style-name="T23">G</text:span><text:span text:style-name="T45"> closest nodes and discarding the others. </text:span></text:p>
          <text:p text:style-name="P34"><text:span text:style-name="T35">Upon reception </text:span><text:span text:style-name="T46">of a shuffling query</text:span><text:span text:style-name="T35">, </text:span><text:span text:style-name="T19">Q</text:span><text:span text:style-name="T35"> merges the received neighbors with the union of all its views, and updates its Vicinity view to the </text:span><text:span text:style-name="T19">V</text:span><text:span text:style-name="T35"> closest neighbors. </text:span><text:span text:style-name="T47">It then repeats steps 2-4 for </text:span><text:span text:style-name="T24">P</text:span><text:span text:style-name="T47">. </text:span></text:p>
        </text:list-item>
      </text:list>
      <text:h text:style-name="P38" text:outline-level="1">RINGS</text:h>
      <text:p text:style-name="P13"><text:span text:style-name="T67">This module </text:span><text:span text:style-name="T68">discover</text:span><text:span text:style-name="T67">s</text:span><text:span text:style-name="T68"> a node’s successor and predecessor for each topic in its subscription, and quickly adapt</text:span><text:span text:style-name="T67">s</text:span><text:span text:style-name="T68"> to new successors/predecessors in dynamic networks. </text:span><text:span text:style-name="T77">Each node maintains </text:span><text:span text:style-name="T100">G</text:span><text:span text:style-name="T77"> neighbors for each topic in its subscription: </text:span><text:span text:style-name="T100">V/2</text:span><text:span text:style-name="T77"> with lower and </text:span><text:span text:style-name="T100">V/2</text:span><text:span text:style-name="T77"> </text:span><text:soft-page-break/><text:span text:style-name="T77">with higher id. It periodically picks a node from its Rings view, and the two nodes exchange up to </text:span><text:span text:style-name="T100">G</text:span><text:span text:style-name="T77"> neighbors to help each other improve their Rings views.</text:span></text:p>
      <text:list xml:id="list174786784" text:style-name="L4">
        <text:list-item>
          <text:p text:style-name="P23"><text:span text:style-name="T35">Let </text:span><text:span text:style-name="T19">P</text:span><text:span text:style-name="T35"> </text:span><text:span text:style-name="T43">select its oldest neighbour</text:span><text:span text:style-name="T35"> </text:span><text:span text:style-name="T19">Q</text:span><text:span text:style-name="T35"> for gossiping.</text:span></text:p>
        </text:list-item>
        <text:list-item>
          <text:p text:style-name="P27"><text:span text:style-name="T101">P</text:span><text:span text:style-name="T78"> collects all subscribers of topics which </text:span><text:span text:style-name="T101">P</text:span><text:span text:style-name="T78"> and </text:span><text:span text:style-name="T101">Q</text:span><text:span text:style-name="T78"> have in common, considering the union of views of all three modules. </text:span></text:p>
        </text:list-item>
        <text:list-item>
          <text:p text:style-name="P27"><text:span text:style-name="T101">P</text:span><text:span text:style-name="T78"> sorts them by id, and for each topic in common with </text:span><text:span text:style-name="T101">Q</text:span><text:span text:style-name="T78"> it selects the</text:span><text:span text:style-name="T100">V/2</text:span><text:span text:style-name="T78"> ones with </text:span><text:span text:style-name="T78">just lower and the </text:span><text:span text:style-name="T100">V/2</text:span><text:span text:style-name="T78"> ones with just higher id than q’s id. </text:span></text:p>
        </text:list-item>
        <text:list-item>
          <text:p text:style-name="P27"><text:span text:style-name="T78">If more than </text:span><text:span text:style-name="T101">G</text:span><text:span text:style-name="T78"> nodes have been selected, it randomly picks </text:span><text:span text:style-name="T101">G</text:span><text:span text:style-name="T78"> of them.</text:span></text:p>
        </text:list-item>
        <text:list-item>
          <text:p text:style-name="P27"><text:span text:style-name="T78">It sends the selected nodes to </text:span><text:span text:style-name="T101">Q</text:span><text:span text:style-name="T78">. Node </text:span><text:span text:style-name="T101">Q</text:span><text:span text:style-name="T78"> does the same in return.</text:span></text:p>
        </text:list-item>
      </text:list>
      <text:h text:style-name="P39" text:outline-level="1">Disseminating events</text:h>
      <text:p text:style-name="P10"><text:span text:style-name="T70">We maintain a separate ring per topic augmented by random links shared across the topics. Each ring connects all subscribers of the corresponding topic and only them. </text:span><text:span text:style-name="T71">We request that a publisher on topic </text:span><text:span text:style-name="T96">T</text:span><text:span text:style-name="T71"> subscribes to </text:span><text:span text:style-name="T96">T</text:span><text:span text:style-name="T71"> prior to publishing events, thus becoming a part of the dissemination ring.</text:span></text:p>
      <text:p text:style-name="P11"><text:span text:style-name="T72">A node p maintains, with respect to each topic </text:span><text:span text:style-name="T98">T</text:span><text:span text:style-name="T72"> in its subscription, two links: one to its </text:span><text:span text:style-name="T98">T</text:span><text:span text:style-name="T72">-successor and one to its </text:span><text:span text:style-name="T98">T</text:span><text:span text:style-name="T72">-predecessor. The </text:span><text:span text:style-name="T98">T</text:span><text:span text:style-name="T72">-successor of node </text:span><text:span text:style-name="T98">P</text:span><text:span text:style-name="T72"> is defined as the node with the closest higher than </text:span><text:span text:style-name="T98">P</text:span><text:span text:style-name="T72">’s id (in modulo arithmetic), among all subscribers of topic </text:span><text:span text:style-name="T98">T</text:span><text:span text:style-name="T72">. The </text:span><text:span text:style-name="T98">T</text:span><text:span text:style-name="T72">-predecessor is defined likewise for the closest lower id.</text:span></text:p>
      <text:p text:style-name="P12"><text:span text:style-name="T73">The protocol is parameterized by a dissemination fanout, </text:span><text:span text:style-name="T76">which is typically </text:span><text:span text:style-name="T99">F=2</text:span><text:span text:style-name="T73">. A node receiving an event for topic </text:span><text:span text:style-name="T97">T</text:span><text:span text:style-name="T73"> for the first time, propagates it </text:span><text:span text:style-name="T97">F</text:span><text:span text:style-name="T73"> times:</text:span></text:p>
      <text:list xml:id="list1171245754" text:style-name="L5">
        <text:list-item>
          <text:p text:style-name="P28"><text:span text:style-name="T74">I</text:span><text:span text:style-name="T73">f the event has been received through the node’s </text:span><text:span text:style-name="T97">T</text:span><text:span text:style-name="T73">-successor (or </text:span><text:span text:style-name="T97">T</text:span><text:span text:style-name="T73">-predecessor), it is propagated </text:span><text:span text:style-name="T74">down the line </text:span><text:span text:style-name="T73">to its </text:span><text:span text:style-name="T97">T</text:span><text:span text:style-name="T73">-predecessor (or </text:span><text:span text:style-name="T97">T</text:span><text:span text:style-name="T73">-successor) and </text:span><text:span text:style-name="T97">F -1</text:span><text:span text:style-name="T73"> arbitrary subscribers of </text:span><text:span text:style-name="T97">T</text:span><text:span text:style-name="T73">. </text:span></text:p>
        </text:list-item>
        <text:list-item>
          <text:p text:style-name="P29"><text:span text:style-name="T73">If the event was received through some third node, or if it originated at the node in question, it is propagated to both the </text:span><text:span text:style-name="T97">T</text:span><text:span text:style-name="T73">-successor and the </text:span><text:span text:style-name="T97">T</text:span><text:span text:style-name="T73">-predecessor, as well as to </text:span><text:span text:style-name="T97">F -2</text:span><text:span text:style-name="T73"> other subscribers of </text:span><text:span text:style-name="T97">T</text:span><text:span text:style-name="T73">. </text:span></text:p>
        </text:list-item>
        <text:list-item>
          <text:p text:style-name="P29"><text:span text:style-name="T75">I</text:span><text:span text:style-name="T73">f a copy of this event has already been received in the past, it is simply ignored.</text:span></text:p>
        </text:list-item>
      </text:list>
      <text:h text:style-name="P40" text:outline-level="1"><text:span text:style-name="T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buntu Mono" fo:font-size="10.5pt" officeooo:rsid="00080da8" officeooo:paragraph-rsid="00080da8" style:font-size-asian="10.5pt" style:font-size-complex="10.5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iam Edwards-Playne &lt;liamz.co&g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meta:initial-creator>
    <meta:creation-date>2013-05-04T19:29:27</meta:creation-date>
    <dc:date>2013-05-22T19:00:30</dc:date>
    <dc:creator>liam </dc:creator>
    <meta:editing-duration>PT10H2M52S</meta:editing-duration>
    <meta:editing-cycles>93</meta:editing-cycles>
    <meta:generator>LibreOffice/3.6$Linux_X86_64 LibreOffice_project/360m1$Build-2</meta:generator>
    <meta:document-statistic meta:table-count="0" meta:image-count="0" meta:object-count="0" meta:page-count="3" meta:paragraph-count="46" meta:word-count="1239" meta:character-count="7133" meta:non-whitespace-character-count="5940"/>
  </office:meta>
</office:document-meta>
</file>